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1pt" fo:letter-spacing="normal" fo:font-style="normal" fo:text-shadow="none" style:text-underline-style="none" fo:font-weight="normal" style:letter-kerning="true" fo:background-color="transparent" style:font-name-asian="Nunito" style:font-size-asian="11pt" style:font-style-asian="normal" style:font-weight-asian="normal" style:font-name-complex="Nunito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Package management</text:span></text:p>
          </draw:text-box>
        </draw:frame>
        <draw:frame draw:name="Google Shape;183;p42" presentation:style-name="pr2" draw:text-style-name="P3" draw:layer="layout" svg:width="22.86cm" svg:height="10.509cm" svg:x="1.27cm" svg:y="2.826cm" presentation:class="outline" presentation:user-transformed="true">
          <draw:text-box>
            <text:p text:style-name="P1"><text:span text:style-name="T2">1. Find the list of repositories set up on your system.</text:span></text:p>
            <text:p text:style-name="P1"><text:span text:style-name="T2"/></text:p>
            <text:p text:style-name="P1"><text:span text:style-name="T3">[testvmadmin@testvm ~]$ dnf repolist</text:span></text:p>
            <text:p text:style-name="P1"><text:span text:style-name="T3">repo id <text:s text:c="54"/>repo name</text:span></text:p>
            <text:p text:style-name="P1"><text:span text:style-name="T3">appstream <text:s text:c="52"/>CentOS Stream 8 - AppStream</text:span></text:p>
            <text:p text:style-name="P1"><text:span text:style-name="T3">baseos <text:s text:c="55"/>CentOS Stream 8 - BaseOS</text:span></text:p>
            <text:p text:style-name="P1"><text:span text:style-name="T3">elrepo <text:s text:c="55"/>ELRepo.org Community Enterprise Linux Repository - el8</text:span></text:p>
            <text:p text:style-name="P1"><text:span text:style-name="T3">elrepo-kernel <text:s text:c="48"/>ELRepo.org Community Enterprise Linux Kernel Repository - el8</text:span></text:p>
            <text:p text:style-name="P1"><text:span text:style-name="T3">epel <text:s text:c="57"/>Extra Packages for Enterprise Linux 8 - x86_64</text:span></text:p>
            <text:p text:style-name="P1"><text:span text:style-name="T3">epel-modular <text:s text:c="49"/>Extra Packages for Enterprise Linux Modular 8 - x86_64</text:span></text:p>
            <text:p text:style-name="P1"><text:span text:style-name="T3">epel-next <text:s text:c="52"/>Extra Packages for Enterprise Linux 8 - Next - x86_64</text:span></text:p>
            <text:p text:style-name="P1"><text:span text:style-name="T3">extras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3;p42_0" presentation:style-name="pr2" draw:text-style-name="P3" draw:layer="layout" svg:width="21.399cm" svg:height="12.065cm" svg:x="2cm" svg:y="1.27cm" presentation:class="outline" presentation:user-transformed="true">
          <draw:text-box>
            <text:p text:style-name="P1"><text:span text:style-name="T2">2. Add the official Nginx repository and install Nginx.</text:span></text:p>
            <text:p text:style-name="P1"><text:span text:style-name="T2"/></text:p>
            <text:p text:style-name="P1"><text:span text:style-name="T2">Added repository /etc/yum.repos.d/nginx.repo:</text:span></text:p>
            <text:p text:style-name="P1"/>
            <text:p text:style-name="P1"><text:span text:style-name="T5">[nginx-stable]</text:span></text:p>
            <text:p text:style-name="P1"><text:span text:style-name="T5">name=nginx stable repo</text:span></text:p>
            <text:p text:style-name="P1"><text:span text:style-name="T5">baseurl=http://nginx.org/packages/centos/$releasever/$basearch/</text:span></text:p>
            <text:p text:style-name="P1"><text:span text:style-name="T5">gpgcheck=1</text:span></text:p>
            <text:p text:style-name="P1"><text:span text:style-name="T5">enabled=1</text:span></text:p>
            <text:p text:style-name="P1"><text:span text:style-name="T5">gpgkey=https://nginx.org/keys/nginx_signing.key</text:span></text:p>
            <text:p text:style-name="P1"><text:span text:style-name="T5">module_hotfixes=true</text:span></text:p>
            <text:p text:style-name="P1"><text:span text:style-name="T5"/></text:p>
            <text:p text:style-name="P1"><text:span text:style-name="T5">[nginx-mainline]</text:span></text:p>
            <text:p text:style-name="P1"><text:span text:style-name="T5">name=nginx mainline repo</text:span></text:p>
            <text:p text:style-name="P1"><text:span text:style-name="T5">baseurl=http://nginx.org/packages/mainline/centos/$releasever/$basearch/</text:span></text:p>
            <text:p text:style-name="P1"><text:span text:style-name="T5">gpgcheck=1</text:span></text:p>
            <text:p text:style-name="P1"><text:span text:style-name="T5">enabled=0</text:span></text:p>
            <text:p text:style-name="P1"><text:span text:style-name="T5">gpgkey=https://nginx.org/keys/nginx_signing.key</text:span></text:p>
            <text:p text:style-name="P1"><text:span text:style-name="T5">module_hotfixes=true</text:span></text:p>
            <text:p text:style-name="P1"><text:span text:style-name="T5"/></text:p>
            <text:p text:style-name="P1"><text:span text:style-name="T3">[testvmadmin@testvm ~]$ </text:span><text:span text:style-name="T5">sudo dnf -y install nginx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83;p42_1" presentation:style-name="pr2" draw:text-style-name="P3" draw:layer="layout" svg:width="21.399cm" svg:height="12.065cm" svg:x="2cm" svg:y="1.27cm" presentation:class="outline" presentation:user-transformed="true">
          <draw:text-box>
            <text:p text:style-name="P1"><text:span text:style-name="T2">3. Add the official MySQL Community repository and install the MySQL server package.</text:span></text:p>
            <text:p text:style-name="P1"><text:span text:style-name="T2"/></text:p>
            <text:p text:style-name="P1"><text:span text:style-name="T5">[testvmadmin@testvm ~]$ sudo dnf -y install @mysql</text:span></text:p>
            <text:p text:style-name="P1"/>
            <text:p text:style-name="P1"><text:span text:style-name="T2">4. Set nginx and mysql-server to run on boot, check service status after rebooting the system.</text:span></text:p>
            <text:p text:style-name="P1"><text:span text:style-name="T2"/></text:p>
            <text:p text:style-name="P1"><text:span text:style-name="T5">[testvmadmin@testvm ~]$ sudo systemctl enable nginx </text:span></text:p>
            <text:p text:style-name="P1"><text:span text:style-name="T5">Created symlink /etc/systemd/system/multi-user.target.wants/nginx.service → /usr/lib/systemd/system/nginx.service.</text:span></text:p>
            <text:p text:style-name="P1"><text:span text:style-name="T5">[testvmadmin@testvm ~]$ sudo systemctl enable mysqld</text:span></text:p>
            <text:p text:style-name="P1"><text:span text:style-name="T5">Created symlink /etc/systemd/system/multi-user.target.wants/mysqld.service → /usr/lib/systemd/system/mysqld.service.</text:span></text:p>
            <text:p text:style-name="P1"><text:span text:style-name="T5">[testvmadmin@testvm ~]$ sudo reboot</text:span></text:p>
            <text:p text:style-name="P1"><text:span text:style-name="T5">[testvmadmin@testvm ~]$ sudo systemctl status nginx|grep Act</text:span></text:p>
            <text:p text:style-name="P1"><text:span text:style-name="T5"><text:s text:c="3"/></text:span><text:span text:style-name="T5">Active: active (running) since Sat 2021-10-16 21:06:45 MSK; 4min 0s ag</text:span></text:p>
            <text:p text:style-name="P1"><text:span text:style-name="T5">[testvmadmin@testvm ~]$ sudo systemctl status mysqld|grep Act</text:span></text:p>
            <text:p text:style-name="P1"><text:span text:style-name="T5"><text:s text:c="3"/></text:span><text:span text:style-name="T5">Active: activating (start-pre) since Sat 2021-10-16 21:06:40 MSK; 4min 34s ago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1" draw:style-name="gr1" draw:layer="layout" svg:width="16.932cm" svg:height="9.524cm" svg:x="1.059cm" svg:y="1.905cm" draw:page-number="3" presentation:class="page"/>
          <draw:frame draw:name="Google Shape;180;gf91fd2b78c_0_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Google Shape;183;p42_2" presentation:style-name="pr2" draw:text-style-name="P3" draw:layer="layout" svg:width="21.399cm" svg:height="12.065cm" svg:x="2cm" svg:y="1.27cm" presentation:class="outline" presentation:user-transformed="true">
          <draw:text-box>
            <text:p text:style-name="P1"><text:span text:style-name="T2">5. Read nginx and mysql-server startup messages with journalct</text:span></text:p>
            <text:p text:style-name="P1"><text:span text:style-name="T5"/></text:p>
            <text:p text:style-name="P1"><text:span text:style-name="T5">[testvmadmin@testvm ~]$ journalctl -n100|grep nginx</text:span></text:p>
            <text:p text:style-name="P1"><text:span text:style-name="T5">Oct 16 21:06:45 testvm systemd[1]: Starting nginx - high performance web server...</text:span></text:p>
            <text:p text:style-name="P1"><text:span text:style-name="T5">Oct 16 21:06:45 testvm systemd[1]: Started nginx - high performance web server.</text:span></text:p>
            <text:p text:style-name="P1"><text:span text:style-name="T5">[testvmadmin@testvm ~]$ journalctl -xe|grep mysqld</text:span></text:p>
            <text:p text:style-name="P1"><text:span text:style-name="T5">-- Subject: Unit mysqld.service has begun start-up</text:span></text:p>
            <text:p text:style-name="P1"><text:span text:style-name="T5">-- Unit mysqld.service has begun starting up.</text:span></text:p>
            <text:p text:style-name="P1"><text:span text:style-name="T5">Oct 16 21:16:28 testvm mysql-check-upgrade[1220]: <text:s text:c="2"/>2. Start the database daemon using </text:span><text:span text:style-name="T5">'service mysqld start'</text:span></text:p>
            <text:p text:style-name="P1"><text:span text:style-name="T5">-- Subject: Unit mysqld.service has finished start-up</text:span></text:p>
            <text:p text:style-name="P1"><text:span text:style-name="T5">-- Unit mysqld.service has finished starting up.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2" draw:style-name="gr1" draw:layer="layout" svg:width="16.932cm" svg:height="9.524cm" svg:x="1.059cm" svg:y="1.905cm" draw:page-number="4" presentation:class="page"/>
          <draw:frame draw:name="Google Shape;180;gf91fd2b78c_0_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21:18:14.158401804</dc:date>
    <meta:editing-duration>PT2H22M31S</meta:editing-duration>
    <meta:editing-cycles>19</meta:editing-cycles>
    <meta:document-statistic meta:object-count="40"/>
  </office:meta>
</office:document-meta>
</file>